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6pt" fo:font-weight="bold" style:font-size-asian="14pt" style:font-weight-asian="bold" style:font-size-complex="16pt" style:font-weight-complex="bold"/>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ize="12pt" fo:font-weight="normal" style:font-size-asian="10.5pt" style:font-weight-asian="normal" style:font-size-complex="12pt" style:font-weight-complex="normal"/>
    </style:style>
    <style:style style:name="P5" style:family="paragraph" style:parent-style-name="Standard">
      <style:text-properties fo:font-size="12pt" fo:font-weight="bold" style:font-size-asian="10.5pt" style:font-weight-asian="bold" style:font-size-complex="12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style:tab-stops>
          <style:tab-stop style:position="4.577cm"/>
        </style:tab-stops>
      </style:paragraph-properties>
      <style:text-properties fo:font-weight="bold" style:font-weight-asian="bold" style:font-weight-complex="bold"/>
    </style:style>
    <style:style style:name="P8" style:family="paragraph" style:parent-style-name="Standard">
      <style:text-properties fo:font-weight="bold" style:font-weight-asian="normal" style:font-weight-complex="bold"/>
    </style:style>
    <style:style style:name="P9" style:family="paragraph" style:parent-style-name="Standard" style:master-page-name="Standard">
      <style:paragraph-properties style:page-number="auto"/>
    </style:style>
    <style:style style:name="P10" style:family="paragraph" style:parent-style-name="Standard" style:list-style-name="L1">
      <style:text-properties fo:font-weight="normal" style:font-weight-asian="normal" style:font-weight-complex="normal"/>
    </style:style>
    <style:style style:name="P11" style:family="paragraph" style:parent-style-name="Standard" style:list-style-name="L2">
      <style:text-properties fo:font-weight="normal" style:font-weight-asian="normal" style:font-weight-complex="normal"/>
    </style:style>
    <style:style style:name="P12" style:family="paragraph" style:parent-style-name="Standard" style:list-style-name="L3">
      <style:text-properties fo:font-weight="normal" style:font-weight-asian="normal" style:font-weight-complex="normal"/>
    </style:style>
    <style:style style:name="P13" style:family="paragraph" style:parent-style-name="Standard" style:list-style-name="L8">
      <style:text-properties fo:font-weight="normal" style:font-weight-asian="normal" style:font-weight-complex="normal"/>
    </style:style>
    <style:style style:name="P14" style:family="paragraph" style:parent-style-name="Standard" style:list-style-name="L20">
      <style:text-properties fo:font-weight="normal" style:font-weight-asian="normal" style:font-weight-complex="normal"/>
    </style:style>
    <style:style style:name="P15" style:family="paragraph" style:parent-style-name="Standard" style:list-style-name="L21">
      <style:text-properties fo:font-weight="normal" style:font-weight-asian="normal" style:font-weight-complex="normal"/>
    </style:style>
    <style:style style:name="P16" style:family="paragraph" style:parent-style-name="Standard" style:list-style-name="L22">
      <style:text-properties fo:font-weight="normal" style:font-weight-asian="normal" style:font-weight-complex="normal"/>
    </style:style>
    <style:style style:name="P17" style:family="paragraph" style:parent-style-name="Standard" style:list-style-name="L23">
      <style:text-properties fo:font-weight="normal" style:font-weight-asian="normal" style:font-weight-complex="normal"/>
    </style:style>
    <style:style style:name="P18" style:family="paragraph" style:parent-style-name="Standard" style:list-style-name="L24">
      <style:text-properties fo:font-weight="normal" style:font-weight-asian="normal" style:font-weight-complex="normal"/>
    </style:style>
    <style:style style:name="P19" style:family="paragraph" style:parent-style-name="Standard" style:list-style-name="L25">
      <style:text-properties fo:font-weight="normal" style:font-weight-asian="normal" style:font-weight-complex="normal"/>
    </style:style>
    <style:style style:name="P20" style:family="paragraph" style:parent-style-name="Standard" style:list-style-name="L27">
      <style:text-properties fo:font-weight="normal" style:font-weight-asian="normal" style:font-weight-complex="normal"/>
    </style:style>
    <style:style style:name="P21" style:family="paragraph" style:parent-style-name="Standard" style:list-style-name="L28">
      <style:text-properties fo:font-weight="normal" style:font-weight-asian="normal" style:font-weight-complex="normal"/>
    </style:style>
    <style:style style:name="P22" style:family="paragraph" style:parent-style-name="Standard" style:list-style-name="L29">
      <style:text-properties fo:font-weight="normal" style:font-weight-asian="normal" style:font-weight-complex="normal"/>
    </style:style>
    <style:style style:name="P23" style:family="paragraph" style:parent-style-name="Standard" style:list-style-name="L30">
      <style:text-properties fo:font-weight="normal" style:font-weight-asian="normal" style:font-weight-complex="normal"/>
    </style:style>
    <style:style style:name="P24" style:family="paragraph" style:parent-style-name="Standard" style:list-style-name="L31">
      <style:text-properties fo:font-weight="normal" style:font-weight-asian="normal" style:font-weight-complex="normal"/>
    </style:style>
    <style:style style:name="P25" style:family="paragraph" style:parent-style-name="Standard" style:list-style-name="L33">
      <style:text-properties fo:font-weight="normal" style:font-weight-asian="normal" style:font-weight-complex="normal"/>
    </style:style>
    <style:style style:name="P26" style:family="paragraph" style:parent-style-name="Standard" style:list-style-name="L34">
      <style:text-properties fo:font-weight="normal" style:font-weight-asian="normal" style:font-weight-complex="normal"/>
    </style:style>
    <style:style style:name="P27" style:family="paragraph" style:parent-style-name="Standard" style:list-style-name="L35">
      <style:paragraph-properties fo:text-align="start" style:justify-single-word="false"/>
      <style:text-properties fo:font-weight="normal" style:font-weight-asian="normal" style:font-weight-complex="normal"/>
    </style:style>
    <style:style style:name="P28" style:family="paragraph" style:parent-style-name="Standard" style:list-style-name="L36">
      <style:text-properties fo:font-weight="normal" style:font-weight-asian="normal" style:font-weight-complex="normal"/>
    </style:style>
    <style:style style:name="P29" style:family="paragraph" style:parent-style-name="Standard" style:list-style-name="L37">
      <style:text-properties fo:font-weight="normal" style:font-weight-asian="normal" style:font-weight-complex="normal"/>
    </style:style>
    <style:style style:name="P30" style:family="paragraph" style:parent-style-name="Standard" style:list-style-name="L38">
      <style:text-properties fo:font-weight="normal" style:font-weight-asian="normal" style:font-weight-complex="normal"/>
    </style:style>
    <style:style style:name="P31" style:family="paragraph" style:parent-style-name="Standard" style:list-style-name="L39">
      <style:text-properties fo:font-weight="normal" style:font-weight-asian="normal" style:font-weight-complex="normal"/>
    </style:style>
    <style:style style:name="P32" style:family="paragraph" style:parent-style-name="Standard" style:list-style-name="L40">
      <style:text-properties fo:font-weight="normal" style:font-weight-asian="normal" style:font-weight-complex="normal"/>
    </style:style>
    <style:style style:name="P33" style:family="paragraph" style:parent-style-name="Standard" style:list-style-name="L41">
      <style:text-properties fo:font-weight="normal" style:font-weight-asian="normal" style:font-weight-complex="normal"/>
    </style:style>
    <style:style style:name="P34" style:family="paragraph" style:parent-style-name="Standard" style:list-style-name="L42">
      <style:text-properties fo:font-weight="normal" style:font-weight-asian="normal" style:font-weight-complex="normal"/>
    </style:style>
    <style:style style:name="P35" style:family="paragraph" style:parent-style-name="Standard" style:list-style-name="L43">
      <style:text-properties fo:font-weight="normal" style:font-weight-asian="normal" style:font-weight-complex="normal"/>
    </style:style>
    <style:style style:name="P36" style:family="paragraph" style:parent-style-name="Standard" style:list-style-name="L44">
      <style:text-properties fo:font-weight="normal" style:font-weight-asian="normal" style:font-weight-complex="normal"/>
    </style:style>
    <style:style style:name="P37" style:family="paragraph" style:parent-style-name="Standard" style:list-style-name="L45">
      <style:text-properties fo:font-weight="normal" style:font-weight-asian="normal" style:font-weight-complex="normal"/>
    </style:style>
    <style:style style:name="P38" style:family="paragraph" style:parent-style-name="Standard" style:list-style-name="L46">
      <style:text-properties fo:font-weight="normal" style:font-weight-asian="normal" style:font-weight-complex="normal"/>
    </style:style>
    <style:style style:name="P39" style:family="paragraph" style:parent-style-name="Standard" style:list-style-name="L47">
      <style:text-properties fo:font-weight="normal" style:font-weight-asian="normal" style:font-weight-complex="normal"/>
    </style:style>
    <style:style style:name="P40" style:family="paragraph" style:parent-style-name="Standard" style:list-style-name="L48">
      <style:text-properties fo:font-weight="normal" style:font-weight-asian="normal" style:font-weight-complex="normal"/>
    </style:style>
    <style:style style:name="P41" style:family="paragraph" style:parent-style-name="Standard" style:list-style-name="L49">
      <style:text-properties fo:font-weight="normal" style:font-weight-asian="normal" style:font-weight-complex="normal"/>
    </style:style>
    <style:style style:name="P42" style:family="paragraph" style:parent-style-name="Standard" style:list-style-name="L50">
      <style:text-properties fo:font-weight="normal" style:font-weight-asian="normal" style:font-weight-complex="normal"/>
    </style:style>
    <style:style style:name="P43" style:family="paragraph" style:parent-style-name="Standard" style:list-style-name="L51">
      <style:text-properties fo:font-weight="normal" style:font-weight-asian="normal" style:font-weight-complex="normal"/>
    </style:style>
    <style:style style:name="P44" style:family="paragraph" style:parent-style-name="Standard" style:list-style-name="L52">
      <style:text-properties fo:font-weight="normal" style:font-weight-asian="normal" style:font-weight-complex="normal"/>
    </style:style>
    <style:style style:name="P45" style:family="paragraph" style:parent-style-name="Standard" style:list-style-name="L53">
      <style:text-properties fo:font-weight="normal" style:font-weight-asian="normal" style:font-weight-complex="normal"/>
    </style:style>
    <style:style style:name="P46" style:family="paragraph" style:parent-style-name="Standard" style:list-style-name="L56">
      <style:text-properties fo:font-weight="normal" style:font-weight-asian="normal" style:font-weight-complex="normal"/>
    </style:style>
    <style:style style:name="P47" style:family="paragraph" style:parent-style-name="Standard" style:list-style-name="L26">
      <style:text-properties fo:font-weight="normal" style:font-weight-asian="normal" style:font-weight-complex="bold"/>
    </style:style>
    <style:style style:name="P48" style:family="paragraph" style:parent-style-name="Standard" style:list-style-name="L32">
      <style:text-properties fo:font-weight="normal" style:font-weight-asian="bold" style:font-weight-complex="normal"/>
    </style:style>
    <style:style style:name="P49" style:family="paragraph" style:parent-style-name="Standard" style:list-style-name="L54">
      <style:text-properties fo:font-weight="normal" style:font-weight-asian="bold" style:font-weight-complex="normal"/>
    </style:style>
    <style:style style:name="P50" style:family="paragraph" style:parent-style-name="Standard">
      <style:text-properties fo:font-weight="bold" style:font-weight-asian="bold" style:font-weight-complex="bold"/>
    </style:style>
    <style:style style:name="P51" style:family="paragraph" style:parent-style-name="Standard" style:list-style-name="L4"/>
    <style:style style:name="P52" style:family="paragraph" style:parent-style-name="Standard" style:list-style-name="L5"/>
    <style:style style:name="P53" style:family="paragraph" style:parent-style-name="Standard" style:list-style-name="L6"/>
    <style:style style:name="P54" style:family="paragraph" style:parent-style-name="Standard" style:list-style-name="L7"/>
    <style:style style:name="P55" style:family="paragraph" style:parent-style-name="Standard" style:list-style-name="L9"/>
    <style:style style:name="P56" style:family="paragraph" style:parent-style-name="Standard" style:list-style-name="L10"/>
    <style:style style:name="P57" style:family="paragraph" style:parent-style-name="Standard" style:list-style-name="L11"/>
    <style:style style:name="P58" style:family="paragraph" style:parent-style-name="Standard" style:list-style-name="L12"/>
    <style:style style:name="P59" style:family="paragraph" style:parent-style-name="Standard" style:list-style-name="L13"/>
    <style:style style:name="P60" style:family="paragraph" style:parent-style-name="Standard" style:list-style-name="L14"/>
    <style:style style:name="P61" style:family="paragraph" style:parent-style-name="Standard" style:list-style-name="L15"/>
    <style:style style:name="P62" style:family="paragraph" style:parent-style-name="Standard" style:list-style-name="L16"/>
    <style:style style:name="P63" style:family="paragraph" style:parent-style-name="Standard" style:list-style-name="L17"/>
    <style:style style:name="P64" style:family="paragraph" style:parent-style-name="Standard" style:list-style-name="L18"/>
    <style:style style:name="P65" style:family="paragraph" style:parent-style-name="Standard" style:list-style-name="L19"/>
    <style:style style:name="P66" style:family="paragraph" style:parent-style-name="Standard" style:list-style-name="L54"/>
    <style:style style:name="P67" style:family="paragraph" style:parent-style-name="Standard" style:list-style-name="L55"/>
    <style:style style:name="P68" style:family="paragraph" style:parent-style-name="Standard">
      <style:text-properties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bold" style:font-size-asian="10.5pt" style:font-weight-asian="bold" style:font-size-complex="12pt" style:font-weight-complex="bold"/>
    </style:style>
    <style:style style:name="T4" style:family="text">
      <style:text-properties fo:font-weight="normal" style:font-weight-asian="normal" style:font-weight-complex="normal"/>
    </style:style>
    <style:style style:name="T5" style:family="text">
      <style:text-properties fo:font-weight="normal" style:font-weight-asian="bold"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Experiment</text:p>
      <text:p text:style-name="P1"/>
      <text:p text:style-name="P4"><text:span text:style-name="T1">Participant: </text:span>Patrick Welche </text:p>
      <text:p text:style-name="Standard"><text:span text:style-name="T3">User:</text:span><text:span text:style-name="T2"> 3</text:span></text:p>
      <text:p text:style-name="P4"/>
      <text:p text:style-name="P4">All results are correct except where indicated.</text:p>
      <text:p text:style-name="P4"/>
      <text:p text:style-name="P2">Ticker</text:p>
      <text:p text:style-name="P4"/>
      <text:p text:style-name="P5">Session 1:</text:p>
      <text:p text:style-name="Standard"><text:span text:style-name="T3">Duration: </text:span><text:span text:style-name="T2">1 hour: 1x Tutorial: 40 minutes, 1x Test session: 15 minutes</text:span>: </text:p>
      <text:p text:style-name="P6"/>
      <text:p text:style-name="P6">Sub-session 1: <text:s/>Speed:<text:span text:style-name="T4"> 0.65, 10 minutes, Tue 4 March.</text:span></text:p>
      <text:p text:style-name="P3">yes_.</text:p>
      <text:p text:style-name="P3">done_. <text:s text:c="2"/></text:p>
      <text:list xml:id="list109797713" text:style-name="L1">
        <text:list-item>
          <text:p text:style-name="P10">Wrote “jones_” and time-out error on “.”.</text:p>
        </text:list-item>
      </text:list>
      <text:p text:style-name="P3">for_. <text:s/></text:p>
      <text:p text:style-name="P3">large_. </text:p>
      <text:p text:style-name="P6"/>
      <text:p text:style-name="P6">Sub-session 2: <text:span text:style-name="T4">30 minutes, </text:span>Speed:<text:span text:style-name="T4"> 0.7, <text:s/>Tue 4 March.</text:span></text:p>
      <text:p text:style-name="P3">the_quick_brown_fox_jumps_over_the_lazy_dog_.</text:p>
      <text:list xml:id="list700240538" text:style-name="L2">
        <text:list-item>
          <text:p text:style-name="P11">quick_ (tried undo many times, and then got out of sync with one letter), and fox (wrote for even though x was well highlighted).</text:p>
        </text:list-item>
      </text:list>
      <text:p text:style-name="P6"/>
      <text:p text:style-name="P6">Sub-session 3 (Testing): <text:s/><text:span text:style-name="T4">15 minutes, </text:span>Speed:<text:span text:style-name="T4"> 0.7, <text:s/>Tue 4 March.</text:span></text:p>
      <text:p text:style-name="P3">she_is_my_best_friend_. <text:s/></text:p>
      <text:p text:style-name="P3">why_do_you_say_that_so_.</text:p>
      <text:list xml:id="list1357226828" text:style-name="L3">
        <text:list-item>
          <text:p text:style-name="P12">All correct but got confused on do_ and requested a pause to ask what the options are, then started over with word by waiting for new word.</text:p>
        </text:list-item>
      </text:list>
      <text:p text:style-name="P3">this_should_not_to_happen_to_anyone_in_the_world_. <text:s/></text:p>
      <text:p text:style-name="P7"/>
      <text:p text:style-name="P7">Sub-session 4 (Tutorial): <text:span text:style-name="T4">30 minutes, </text:span>Speed:<text:span text:style-name="T4"> 0.7, <text:s/>Thu 7 March. </text:span></text:p>
      <text:list xml:id="list1968690906" text:style-name="L4">
        <text:list-item>
          <text:p text:style-name="P51">Went through rules again.</text:p>
        </text:list-item>
      </text:list>
      <text:p text:style-name="Standard">done_. </text:p>
      <text:p text:style-name="Standard">the_quick_brown_fox_jumps_over_the_lazy_dog_.</text:p>
      <text:list xml:id="list979545577" text:style-name="L5">
        <text:list-item>
          <text:p text:style-name="P52">Brown_ , fox_ (for_), jumps_ (time out, started new word and was then out of sync).</text:p>
          <text:p text:style-name="P52"/>
        </text:list-item>
      </text:list>
      <text:p text:style-name="Standard"><text:span text:style-name="T1">Sub-session 5:</text:span> <text:s/><text:span text:style-name="T4">15 minutes, </text:span><text:span text:style-name="T1">Speed:</text:span><text:span text:style-name="T4"> 0.7, <text:s/>Thu 7 March.</text:span></text:p>
      <text:p text:style-name="Standard">no_more_headaches_. </text:p>
      <text:list xml:id="list2074365732" text:style-name="L6">
        <text:list-item>
          <text:p text:style-name="P53">no_ (so), more (time out, letters were out of sync, after going through it more than once).</text:p>
        </text:list-item>
      </text:list>
      <text:p text:style-name="Standard">i_will_read_it_to_you_. </text:p>
      <text:list xml:id="list1044439325" text:style-name="L7">
        <text:list-item>
          <text:p text:style-name="P54">it_ (in_) </text:p>
        </text:list-item>
      </text:list>
      <text:p text:style-name="Standard"><text:soft-page-break/>i_would_like_some_soup_for_lunch_.</text:p>
      <text:p text:style-name="Standard">saw_your_keys_by_the_sink_.</text:p>
      <text:p text:style-name="Standard"/>
      <text:p text:style-name="Standard"><text:span text:style-name="T1">Sub-session 6:</text:span><text:span text:style-name="T4"> 15 minutes, </text:span><text:span text:style-name="T1">Speed:</text:span><text:span text:style-name="T4"> 0.7, <text:s/>Thu 7 March.</text:span></text:p>
      <text:list xml:id="list94345919" text:style-name="L8">
        <text:list-item>
          <text:p text:style-name="P13">This was accidentally recorded as part of sub-session 5 and copied into sub-session 6 afterwards. The log file can therefore be found in sub-session 5.</text:p>
        </text:list-item>
      </text:list>
      <text:p text:style-name="Standard">what_time_is_it_.</text:p>
      <text:p text:style-name="Standard">take_care_. </text:p>
      <text:p text:style-name="Standard">i_enjoy_the_music_.</text:p>
      <text:p text:style-name="Standard">turn_on_the_tv_. </text:p>
      <text:p text:style-name="Standard">i_cant_wait_for_the_pain_to_go_away_though_. </text:p>
      <text:list xml:id="list1128152755" text:style-name="L9">
        <text:list-item>
          <text:p text:style-name="P55">cant_ (time out, undo on “a”)</text:p>
        </text:list-item>
      </text:list>
      <text:p text:style-name="P3"/>
      <text:p text:style-name="P6">Session 2: <text:span text:style-name="T4">90 minutes, </text:span>Speed:<text:span text:style-name="T4"> 0.7-0.79, Fri 8 March.</text:span></text:p>
      <text:p text:style-name="P6">Sub-session 1 <text:span text:style-name="T4">(Tutorial): 15 minutes, </text:span>Speed:<text:span text:style-name="T4"> 0.7, Fri 8 March.</text:span> </text:p>
      <text:p text:style-name="Standard">yes_</text:p>
      <text:p text:style-name="Standard">done_. </text:p>
      <text:p text:style-name="Standard">fox_ (practice mode &amp; calibration mode)</text:p>
      <text:list xml:id="list1999322384" text:style-name="L10">
        <text:list-item>
          <text:p text:style-name="P56">Look at output to see click for “x”.</text:p>
        </text:list-item>
      </text:list>
      <text:p text:style-name="P6"/>
      <text:p text:style-name="Standard">the_quick_brown_fox_jumps_over_the_lazy_dog_.</text:p>
      <text:list xml:id="list640121419" text:style-name="L11">
        <text:list-item>
          <text:p text:style-name="P57">quick_ (quite_), brown_(triathlon_ - went through once, got confused and went immediately on to fox_), fox_(for_). Two spaces after jumps_, but I did edit a file (see bug.txt) while the user clicked, and it seemed as if some clicks then didn't go through while writing over_ (only time when I tried to do something else while the user clicked). <text:s/></text:p>
        </text:list-item>
      </text:list>
      <text:p text:style-name="P6"/>
      <text:p text:style-name="P6">Sub-session 2: <text:span text:style-name="T4">(Testing): 15 minutes, </text:span>Speed:<text:span text:style-name="T4"> 0.7-0.73, Fri 8 March.</text:span></text:p>
      <text:p text:style-name="Standard">you_got_to_figure_it_out_. (0.7).</text:p>
      <text:p text:style-name="Standard">could_you_do_it_for_me_. <text:s/>(0.7).</text:p>
      <text:p text:style-name="Standard">you_are_great_. <text:s/>(0.72)</text:p>
      <text:p text:style-name="Standard">where_are_you_going_. <text:s/>(0.72)</text:p>
      <text:p text:style-name="Standard">i_love_you_. <text:s/>(0.73). </text:p>
      <text:list xml:id="list324497808" text:style-name="L12">
        <text:list-item>
          <text:p text:style-name="P58">Undo “l” on “love”.</text:p>
        </text:list-item>
      </text:list>
      <text:p text:style-name="Standard">wishing_you_all_the_best_on_your_birthday_. (0.73).</text:p>
      <text:list xml:id="list1690961737" text:style-name="L13">
        <text:list-item>
          <text:p text:style-name="P59">Stopped session at “all_”.</text:p>
        </text:list-item>
      </text:list>
      <text:list xml:id="list284215126" text:style-name="L14">
        <text:list-header>
          <text:p text:style-name="P60"/>
        </text:list-header>
      </text:list>
      <text:p text:style-name="P6">Sub-session 3: <text:span text:style-name="T4">(Testing): 15 minutes, </text:span>Speed:<text:span text:style-name="T4"> 0.7-0.76, Fri 8 March.</text:span></text:p>
      <text:p text:style-name="Standard">water_. (0.73)</text:p>
      <text:p text:style-name="Standard">i_wish_i_could_. (0.73)</text:p>
      <text:p text:style-name="Standard">you_are_a_true_friend_. <text:s/>(0.74)</text:p>
      <text:p text:style-name="Standard">you_go_and_rest_. (0.75). </text:p>
      <text:list xml:id="list1241801115" text:style-name="L15">
        <text:list-item>
          <text:p text:style-name="P61">“go_g”.</text:p>
        </text:list-item>
      </text:list>
      <text:p text:style-name="Standard">find_the_tv_remote_for_me_. (0.75)</text:p>
      <text:p text:style-name="Standard">why_not_. <text:s/>(0.76)</text:p>
      <text:p text:style-name="Standard">feeling_better_now_. <text:s text:c="2"/>(0.76)</text:p>
      <text:p text:style-name="Standard"><text:soft-page-break/>i_need_to_buy_cat_food_. (0.76)</text:p>
      <text:list xml:id="list668034479" text:style-name="L16">
        <text:list-item>
          <text:p text:style-name="P62">need_ (needed_) </text:p>
        </text:list-item>
      </text:list>
      <text:p text:style-name="Standard"/>
      <text:p text:style-name="P6">Sub-session 4: <text:span text:style-name="T4">(Testing): 15 minutes, </text:span>Speed:<text:span text:style-name="T4"> 0.77-0.79, Fri 8 March.</text:span></text:p>
      <text:p text:style-name="Standard">can_you_walk_the_dog_for_me_. <text:s/>(0.77). <text:s/></text:p>
      <text:p text:style-name="Standard">please_help_me_miss_. <text:s/>(0.77). </text:p>
      <text:list xml:id="list1079885150" text:style-name="L17">
        <text:list-item>
          <text:p text:style-name="P63">Had to repeat help twice. </text:p>
        </text:list-item>
      </text:list>
      <text:p text:style-name="Standard">what_is_the_time_. <text:s/>(0.78)</text:p>
      <text:p text:style-name="Standard">could_you_please_massage_my_shoulder_. (0.78)</text:p>
      <text:list xml:id="list951152278" text:style-name="L18">
        <text:list-item>
          <text:p text:style-name="P64">shoulder_ (should_) </text:p>
        </text:list-item>
      </text:list>
      <text:p text:style-name="Standard">how_have_you_been_. (0.79)</text:p>
      <text:list xml:id="list2084342264" text:style-name="L19">
        <text:list-item>
          <text:p text:style-name="P65">you_ (time-out error) </text:p>
        </text:list-item>
      </text:list>
      <text:p text:style-name="Standard">when_are_you_coming_back_. <text:s/>(0.79)</text:p>
      <text:p text:style-name="P3"><text:s/></text:p>
      <text:p text:style-name="P6">Session 3: <text:span text:style-name="T4">90 minutes, </text:span>Speed:<text:span text:style-name="T4"> Mainly 0.77 started with 0.8, Fri 8 March.</text:span></text:p>
      <text:list xml:id="list1397048445" text:style-name="L20">
        <text:list-item>
          <text:p text:style-name="P14">The session started a bit wonky at speed 0.8 and 0.79 in sub-session 1(about one error in every phrase). The speed was then set to 0.77 (re-calibrated the click distribution) and was kept at that speed. It went a lot better, but not as good as session 2. <text:s/>We did go on directly from sub-session 4 in previous session (with a short break), so the user might have gotten a bit tired.</text:p>
        </text:list-item>
      </text:list>
      <text:p text:style-name="P3"/>
      <text:p text:style-name="P6">Sub-session 1 <text:span text:style-name="T4">(Tutorial): 10 minutes, </text:span>Speed:<text:span text:style-name="T4"> 0.79, Fri 8 March.</text:span> </text:p>
      <text:p text:style-name="P3">the_quick_brown_fox_jumps_over_the_lazy_dog_. </text:p>
      <text:list xml:id="list563728248" text:style-name="L21">
        <text:list-item>
          <text:p text:style-name="P15">fox_ (for_), lazy_ (time-out error) (0.79) </text:p>
        </text:list-item>
      </text:list>
      <text:p text:style-name="P3"/>
      <text:p text:style-name="P6">Sub-session 2: <text:span text:style-name="T4">(Testing): 15 minutes, </text:span>Speed:<text:span text:style-name="T4"> 0.7-0.73, Fri 8 March.</text:span></text:p>
      <text:p text:style-name="P3">it_hurts_a_bit_on_my_right_side_. </text:p>
      <text:list xml:id="list822355428" text:style-name="L22">
        <text:list-item>
          <text:p text:style-name="P16">Wrote it_hurts_ (time out on it_ and hurts_, speed 0.8). The user really seemed to struggle, so the speed was set to 0.79, and the click distribution was re-calibrated with “yes_” at speed 0.79. </text:p>
        </text:list-item>
        <text:list-item>
          <text:p text:style-name="P16">Then wrote whole sentence (0.79) with time-out error on right_. </text:p>
        </text:list-item>
      </text:list>
      <text:p text:style-name="P3">i_would_like_a_cake_for_my_birthday_. </text:p>
      <text:list xml:id="list2057692170" text:style-name="L23">
        <text:list-item>
          <text:p text:style-name="P17">birthday_ (another_) (0.79)</text:p>
        </text:list-item>
      </text:list>
      <text:p text:style-name="P3">i_prefer_the_other_one_. </text:p>
      <text:list xml:id="list1946638715" text:style-name="L24">
        <text:list-item>
          <text:p text:style-name="P18">other_(the), one_(other_): The user got confused, even with the words <text:s/>represented to him in a voice prompt. (0.79)</text:p>
        </text:list-item>
      </text:list>
      <text:p text:style-name="P3">i_like_to_go_places_. </text:p>
      <text:list xml:id="list756883669" text:style-name="L25">
        <text:list-item>
          <text:p text:style-name="P19">places_(that_) (0.79)</text:p>
          <text:p text:style-name="P19"/>
        </text:list-item>
      </text:list>
      <text:p text:style-name="P6">Sub-session 3: <text:span text:style-name="T4">(Testing): 15 minutes, </text:span>Speed:<text:span text:style-name="T4"> 0.77, Fri 8 March.</text:span></text:p>
      <text:list xml:id="list1857721240" text:style-name="L26">
        <text:list-item>
          <text:p text:style-name="P47">Because the user seemed a bit exhausted, it was decided to reduce the speed slightly (with calibration on yes_). <text:s/>The speed was then constant for sub-session 3 + 4 (no re-calibration).</text:p>
        </text:list-item>
      </text:list>
      <text:p text:style-name="P3">do_you_think_mom_will_come_. </text:p>
      <text:list xml:id="list348208643" text:style-name="L27">
        <text:list-item>
          <text:p text:style-name="P20">mom_(time-out error)</text:p>
        </text:list-item>
      </text:list>
      <text:p text:style-name="P3"><text:soft-page-break/>bath_time_. <text:s/></text:p>
      <text:p text:style-name="P3">why_. </text:p>
      <text:p text:style-name="P3">for_you_that_is_great_. <text:s/></text:p>
      <text:p text:style-name="P3">i_bought_the_groceries_yesterday_. <text:s/></text:p>
      <text:p text:style-name="P3">are_we_going_out_today_. <text:s/></text:p>
      <text:p text:style-name="P3">which_day_. <text:s/></text:p>
      <text:p text:style-name="P3">shall_i_take_you_out_for_a_walk_. </text:p>
      <text:list xml:id="list1448049691" text:style-name="L28">
        <text:list-item>
          <text:p text:style-name="P21"><text:s/>(Session stopped after “take_” was written).</text:p>
        </text:list-item>
      </text:list>
      <text:p text:style-name="P3"/>
      <text:p text:style-name="P6">Sub-session 4: <text:span text:style-name="T4">(Testing): 15 minutes, </text:span>Speed:<text:span text:style-name="T4"> 0.77, Fri 8 March.</text:span></text:p>
      <text:p text:style-name="P3">can_i_borrow_some_money_. <text:s/></text:p>
      <text:p text:style-name="P3">what_is_on_tv_. </text:p>
      <text:list xml:id="list2097552104" text:style-name="L29">
        <text:list-item>
          <text:p text:style-name="P22">is_(time-out error)</text:p>
        </text:list-item>
      </text:list>
      <text:p text:style-name="P3">i_need_to_refresh_. <text:s/></text:p>
      <text:p text:style-name="P3">i_wish_i_could_join_you_. <text:s/></text:p>
      <text:p text:style-name="P3">take_care_. </text:p>
      <text:list xml:id="list761931965" text:style-name="L30">
        <text:list-item>
          <text:p text:style-name="P23">care_(time-out error)</text:p>
        </text:list-item>
      </text:list>
      <text:p text:style-name="P3">somebody_answer_the_door_. <text:s/></text:p>
      <text:p text:style-name="P3">wish_you_all_the_best_. </text:p>
      <text:p text:style-name="P3">why_. <text:s/></text:p>
      <text:p text:style-name="P3">pee_. </text:p>
      <text:list xml:id="list702891684" text:style-name="L31">
        <text:list-item>
          <text:p text:style-name="P24">(time-out error).</text:p>
        </text:list-item>
      </text:list>
      <text:p text:style-name="P3"/>
      <text:p text:style-name="P6">Session 4 <text:span text:style-name="T4">80 minutes, </text:span>Speed:<text:span text:style-name="T4"> <text:s/>0.7 - 0.86, Fri 8 March.</text:span></text:p>
      <text:list xml:id="list2174686912" text:style-name="L32">
        <text:list-item>
          <text:p text:style-name="P48">Before each speed setting the user calibrated with yes (should also be done in Grid, i.e., user should “practice” with “yes_”).</text:p>
        </text:list-item>
      </text:list>
      <text:p text:style-name="P6">Sub-session 1 <text:span text:style-name="T4">(Tutorial): 10 minutes, </text:span>Speed:<text:span text:style-name="T4"> 0.7, Fri 8 March.</text:span> </text:p>
      <text:list xml:id="list1429509598" text:style-name="L33">
        <text:list-item>
          <text:p text:style-name="P25">All_. (correct)</text:p>
        </text:list-item>
        <text:list-item>
          <text:p text:style-name="P25">done_. (correct)</text:p>
        </text:list-item>
      </text:list>
      <text:p text:style-name="P6">Sub-session 2: <text:span text:style-name="T4">(Testing): 15 minutes, </text:span>Speed:<text:span text:style-name="T4"> 0.7-0.74, Fri 8 March.</text:span></text:p>
      <text:p text:style-name="P3">the_quick_brown_fox_jumps_over_the_lazy_dog_. <text:s/>(0.7)</text:p>
      <text:list xml:id="list2027455607" text:style-name="L34">
        <text:list-item>
          <text:p text:style-name="P26">fox (time-out error)</text:p>
        </text:list-item>
      </text:list>
      <text:p text:style-name="P3">the_quick_brown_fox_jumps_over_the_lazy_dog_. (0.72) </text:p>
      <text:p text:style-name="P3">the_quick_brown_fox_jumps_over_the_lazy_dog_. (0.74)</text:p>
      <text:list xml:id="list1596045385" text:continue-numbering="true" text:style-name="L34">
        <text:list-item>
          <text:p text:style-name="P26">fox (for_)</text:p>
        </text:list-item>
      </text:list>
      <text:p text:style-name="P6">Sub-session 3: <text:span text:style-name="T4">(Testing): 15 minutes, </text:span>Speed:<text:span text:style-name="T4"> 0.76-0.8, Fri 8 March.</text:span></text:p>
      <text:p text:style-name="P3">the_quick_brown_fox_jumps_over_the_lazy_dog_. <text:s/>(0.76)</text:p>
      <text:list xml:id="list591393091" text:continue-numbering="true" text:style-name="L34">
        <text:list-item>
          <text:p text:style-name="P26">the_(time-out, beginning of sentence), fox (time-out error)</text:p>
        </text:list-item>
      </text:list>
      <text:p text:style-name="P3">the_quick_brown_fox_jumps_over_the_lazy_dog_. (0.78)</text:p>
      <text:list xml:id="list1694826538" text:continue-numbering="true" text:style-name="L34">
        <text:list-item>
          <text:p text:style-name="P26">fox_(time-out error)</text:p>
        </text:list-item>
      </text:list>
      <text:p text:style-name="P3">the_quick_brown_fox_jumps_over_the_lazy_dog_. (0.8)</text:p>
      <text:list xml:id="list945312055" text:continue-numbering="true" text:style-name="L34">
        <text:list-item>
          <text:p text:style-name="P26">lazy_(hazy_)</text:p>
        </text:list-item>
      </text:list>
      <text:p text:style-name="P6">Sub-session 4: <text:span text:style-name="T4">(Testing): 15 minutes, </text:span>Speed:<text:span text:style-name="T4"> 0.82-0.86, Fri 8 March.</text:span></text:p>
      <text:p text:style-name="P8"/>
      <text:p text:style-name="P3">the_quick_brown_fox_jumps_over_the_lazy_dog_. <text:s/>(0.82)</text:p>
      <text:list xml:id="list626348195" text:continue-numbering="true" text:style-name="L34">
        <text:list-item>
          <text:p text:style-name="P26"><text:soft-page-break/>fox (for_)</text:p>
        </text:list-item>
      </text:list>
      <text:p text:style-name="P3">the_quick_brown_fox_jumps_over_the_lazy_dog_. (0.84)</text:p>
      <text:list xml:id="list625238877" text:continue-numbering="true" text:style-name="L34">
        <text:list-item>
          <text:p text:style-name="P26">brown_(time-out, thought it was a “g” instead of a “b”), fox_, jumps_, dog_ (all time-out errors)</text:p>
        </text:list-item>
      </text:list>
      <text:p text:style-name="P3">the_quick_brown_fox_jumps_over_the_lazy_dog_. (0.86)</text:p>
      <text:list xml:id="list483413941" text:continue-numbering="true" text:style-name="L34">
        <text:list-item>
          <text:p text:style-name="P26">fox_(for_), quick_, brown_, jumps_, lazy_, dog_ ( time-out errors)</text:p>
        </text:list-item>
        <text:list-item>
          <text:p text:style-name="P26">user noted that 0.82 was very comfortable, but breaking point appeared suddenly, and that click times might be learned.</text:p>
        </text:list-item>
        <text:list-item>
          <text:p text:style-name="P26"/>
        </text:list-item>
      </text:list>
      <text:p text:style-name="P6">Session 5 <text:s/><text:span text:style-name="T4">Noisy experiment, Tue 26 March.</text:span></text:p>
      <text:p text:style-name="P6"/>
      <text:p text:style-name="P6">Sub-session 1 <text:span text:style-name="T4">(Tutorial + testing): 30 minutes, </text:span>Speed:<text:span text:style-name="T4"> 0.65, Fri 8 March.</text:span> </text:p>
      <text:list xml:id="list1963231265" text:style-name="L35">
        <text:list-item>
          <text:p text:style-name="P27">10 minute tutorial (in tutorial mode)</text:p>
        </text:list-item>
        <text:list-item>
          <text:p text:style-name="P27">Only testing (15 minutes) results reported, noise settings</text:p>
        </text:list-item>
        <text:list-item>
          <text:p text:style-name="P27">Gauss delay = 0.8, sigma =0.05, fp_rate, fr=0</text:p>
        </text:list-item>
        <text:list-item>
          <text:p text:style-name="P27">Calibrated (with learning rate 1.0). Then fixed fp_rate to 0.25 and fr to 0.1 (no learning).</text:p>
        </text:list-item>
        <text:list-item>
          <text:p text:style-name="P27">End delay = 1.55 seconds</text:p>
          <text:p text:style-name="P27"/>
        </text:list-item>
      </text:list>
      <text:p text:style-name="P3">pass_me_that_book_there_. </text:p>
      <text:p text:style-name="P3">wash_the_dishes_. </text:p>
      <text:list xml:id="list228908623" text:style-name="L36">
        <text:list-item>
          <text:p text:style-name="P28">was_</text:p>
        </text:list-item>
      </text:list>
      <text:p text:style-name="P3">dying_of_homework_exhaustion_. </text:p>
      <text:p text:style-name="P3">maybe_next_week_. </text:p>
      <text:p text:style-name="P3">my_skin_is_red_and_stinging_. </text:p>
      <text:p text:style-name="P6"/>
      <text:p text:style-name="Standard"><text:span text:style-name="T1">Sub-session 2 </text:span><text:span text:style-name="T4">(Tutorial): 15 minutes, </text:span><text:span text:style-name="T1">Speed:</text:span><text:span text:style-name="T4"> 0.65, Fri 8 March.</text:span><text:span text:style-name="T1"> </text:span></text:p>
      <text:list xml:id="list1921674786" text:style-name="L37">
        <text:list-item>
          <text:p text:style-name="P29">Gauss delay =1.5, sigma=0.05, fpr_rate=1/3, fr=0.1</text:p>
        </text:list-item>
        <text:list-item>
          <text:p text:style-name="P29">5 False positives were generated (which seems right), as counted manually from the log file.</text:p>
        </text:list-item>
        <text:list-item>
          <text:p text:style-name="P29">About 25 false rejections were generated out of 193 true clicks (198 clicks in total of which 5 were false positives), which seems in the right ball park (13%).</text:p>
        </text:list-item>
      </text:list>
      <text:p text:style-name="P3">good_job_. </text:p>
      <text:p text:style-name="P3">we_have_been_doing_a_lot_of_overtime_. </text:p>
      <text:p text:style-name="P3">did_you_bring_some_vegetables_. </text:p>
      <text:p text:style-name="P3">when_did_you_call_me_. </text:p>
      <text:p text:style-name="P3">what_is_the_problem_.</text:p>
      <text:p text:style-name="P3"/>
      <text:p text:style-name="P6">General notes:</text:p>
      <text:list xml:id="list827524037" text:style-name="L38">
        <text:list-item>
          <text:p text:style-name="P30">The user found it very hard in the first session to keep track of the words in the phrases and do the experiment, forcing him to look at the “phrase cribsheet” too often. It was then decided to include a voice prompt telling the user which word to write next, whenever a new word had to be written. By the middle of session 2 the user noted that he hardly looked at the crib sheet. </text:p>
        </text:list-item>
        <text:list-item>
          <text:p text:style-name="P30"><text:soft-page-break/>The user found the letters “a” and “l” difficult to write – he managed but it was always difficult. “l” was easier than “a” as the “l” at the end of the channel is very easy to select – this was also observed by the supervisor (looking at the letter likelihoods all the time). The supervisor noted that “r” also seems difficult to select sometimes.</text:p>
        </text:list-item>
        <text:list-item>
          <text:p text:style-name="P30">The user noted that it might make it easier to direct his attention from the beginning of the sequence of the silence at the end was proportional to the period of the channel rhythm, making it easier not to loose the rhythm in the first place. Eventually the silence at the end should actually be completely removed – it wastes time. However, training should be fast enough and the code will have to be adapted significantly. </text:p>
        </text:list-item>
        <text:list-item>
          <text:p text:style-name="P30">The user noted that the system is more lenient on longer words than shorter words. Undo is therefore typically only used when writing a short word (2-4 letter </text:p>
        </text:list-item>
        <text:list-item>
          <text:p text:style-name="P30">words). <text:s text:c="6"/></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Grid</text:p>
      <text:p text:style-name="P6"/>
      <text:p text:style-name="P6">Session 1 <text:span text:style-name="T4">70 minutes, </text:span>Speed:<text:span text:style-name="T4"> <text:s/>1 second to 0.5 seconds (scan delay), Sat 16 March.</text:span></text:p>
      <text:list xml:id="list2048883317" text:continue-list="list2174686912" text:style-name="L32">
        <text:list-item>
          <text:p text:style-name="P48">User reached 0.6s scan delay easily, made some mistakes with 0.5s. There seems to be a clear breaking point at 0.4s (only tried very quickly at last 3 minutes of experiment). During the next session the user could easily select letters at 0.4s. <text:s/></text:p>
        </text:list-item>
        <text:list-item>
          <text:p text:style-name="P48">User said that he always clicked between ticks (actually this is correct, doesn't need to change tick sounds at all). Fastest mode is when following the rhythm of the ticks, i.e., anticipating.</text:p>
        </text:list-item>
        <text:list-item>
          <text:p text:style-name="P48">User did double click on some of the vowels in the beginning – a real user will find this difficult to do with a real switch, especially because the grid usually has a “minimum time” between clicks. Asked the user explicitly not to do this from session 1, sub-session 3 onwards.</text:p>
        </text:list-item>
        <text:list-item>
          <text:p text:style-name="P48">All sentences correct, except where indicated (at scan delay of 0.5s).</text:p>
        </text:list-item>
      </text:list>
      <text:p text:style-name="P3"/>
      <text:p text:style-name="P6">Sub-session 1 <text:span text:style-name="T4">(Tutorial): 10 minutes, </text:span>Speed:<text:span text:style-name="T4"> 1-0.9 (seconds), <text:s/>Sat 16 March.</text:span></text:p>
      <text:list xml:id="list290591637" text:style-name="L39">
        <text:list-item>
          <text:p text:style-name="P31">Yes_. (e – typed a – deleted a – typed e) (1s)</text:p>
        </text:list-item>
      </text:list>
      <text:list xml:id="list869680988" text:style-name="L40">
        <text:list-item>
          <text:p text:style-name="P32">all_. <text:s/>(1s)</text:p>
        </text:list-item>
        <text:list-item>
          <text:p text:style-name="P32">done_. <text:s/>(1s)</text:p>
        </text:list-item>
        <text:list-item>
          <text:p text:style-name="P32">the_quick_brown_fox_jumps_over_the_lazy_dog_. <text:s/>(0.9s)</text:p>
          <text:list>
            <text:list-item>
              <text:p text:style-name="P32">First the_: min number of scans used.</text:p>
            </text:list-item>
            <text:list-item>
              <text:p text:style-name="P32">quick_(u → wrote v → deleted → wrote u</text:p>
            </text:list-item>
            <text:list-item>
              <text:p text:style-name="P32">jumps(m → skipped 1 iterations, otherwise minimum number of letters).</text:p>
            </text:list-item>
          </text:list>
        </text:list-item>
      </text:list>
      <text:p text:style-name="P3"/>
      <text:p text:style-name="P6">Sub-session 2: <text:span text:style-name="T4">(Testing): 15 minutes, </text:span>Speed:<text:span text:style-name="T4"> 0.8-0.6 seconds, <text:s/>Sat 16 March.</text:span></text:p>
      <text:p text:style-name="P3">all_the_best_. (0.8s)</text:p>
      <text:list xml:id="list646699869" text:style-name="L41">
        <text:list-item>
          <text:p text:style-name="P33">all_(min number of scans)</text:p>
        </text:list-item>
      </text:list>
      <text:p text:style-name="P3">we_all_will_go_together_. (0.8s)</text:p>
      <text:list xml:id="list898050151" text:style-name="L42">
        <text:list-item>
          <text:p text:style-name="P34">will_ ( _ → wrote e → delete → then write _)</text:p>
        </text:list-item>
      </text:list>
      <text:p text:style-name="P3">how_much_. (0.7s)</text:p>
      <text:p text:style-name="P3">was_tasty_thanks_.(0.7s) </text:p>
      <text:p text:style-name="P3">i_need_my_sweater_. (0.6s)</text:p>
      <text:p text:style-name="P3"/>
      <text:p text:style-name="P6">Sub-session 3: <text:span text:style-name="T4">(Testing): 15 minutes, </text:span>Speed:<text:span text:style-name="T4"> 0.6-0.5 seconds, <text:s/>Sat 16 March.</text:span></text:p>
      <text:p text:style-name="P3">do_you_know_the_time_of_her_flight_. <text:s/>(0.6s)</text:p>
      <text:list xml:id="list1161515891" text:style-name="L43">
        <text:list-item>
          <text:p text:style-name="P35">paused at “k” of known</text:p>
        </text:list-item>
      </text:list>
      <text:p text:style-name="P3">are_you_safe_at_home_. (0.5s)</text:p>
      <text:list xml:id="list157515053" text:style-name="L44">
        <text:list-item>
          <text:p text:style-name="P36">Wrote arc_ instead of are_</text:p>
        </text:list-item>
        <text:list-item>
          <text:p text:style-name="P36">at_(atf → delete f → wrote_)</text:p>
        </text:list-item>
      </text:list>
      <text:p text:style-name="P3">this_device_is_my_voice_. <text:s/>(0.5s)</text:p>
      <text:list xml:id="list1149602373" text:style-name="L45">
        <text:list-item>
          <text:p text:style-name="P37">this_(s → undo row), wrote thjs_</text:p>
        </text:list-item>
        <text:list-item>
          <text:p text:style-name="P37">device_(c → undo row)</text:p>
          <text:p text:style-name="P37"/>
        </text:list-item>
      </text:list>
      <text:p text:style-name="Standard"><text:span text:style-name="T1">Sub-session 4: </text:span><text:span text:style-name="T4">(Testing): 15 minutes, </text:span><text:span text:style-name="T1">Speed:</text:span><text:span text:style-name="T4"> 0.5 seconds, <text:s/>Sat 16 March.</text:span></text:p>
      <text:p text:style-name="P3">give_me_my_medicine_dear_. (0.5s)</text:p>
      <text:list xml:id="list223170453" text:style-name="L46">
        <text:list-item>
          <text:p text:style-name="P38"><text:soft-page-break/>my_(myd_)</text:p>
        </text:list-item>
        <text:list-item>
          <text:p text:style-name="P38">medicine_(first i → wrote j → delete → i) </text:p>
        </text:list-item>
      </text:list>
      <text:p text:style-name="P3">thanks_for_dropping_by_. (0.5s)</text:p>
      <text:list xml:id="list792886627" text:style-name="L47">
        <text:list-item>
          <text:p text:style-name="P39">thanks_(k → undo)</text:p>
        </text:list-item>
      </text:list>
      <text:p text:style-name="P3">what_time_. (0.5s)</text:p>
      <text:p text:style-name="P3">are_you_having_trouble_reading_my_message_. (0.5s)</text:p>
      <text:list xml:id="list49340970" text:style-name="L48">
        <text:list-item>
          <text:p text:style-name="P40">Stopped at my_.</text:p>
        </text:list-item>
      </text:list>
      <text:p text:style-name="P3"/>
      <text:p text:style-name="P6">Session 2 <text:span text:style-name="T4"><text:s/></text:span></text:p>
      <text:p text:style-name="P3"/>
      <text:p text:style-name="P6">Sub-session 1 <text:span text:style-name="T4">(Tutorial): 15 minutes, <text:s/></text:span>Speed:<text:span text:style-name="T4"> 0.4 seconds</text:span></text:p>
      <text:p text:style-name="P3">the_quick_brown_fox_jumps_over_the_lazy_dog_. <text:s/></text:p>
      <text:p text:style-name="P3">are_ </text:p>
      <text:p text:style-name="P3">are_you_having_trouble_reading_my_message_. </text:p>
      <text:p text:style-name="P3"/>
      <text:p text:style-name="P6">Sub-session 2: <text:span text:style-name="T4">(Testing): 15 minutes, </text:span>Speed:<text:span text:style-name="T4"> 0.4 seconds</text:span></text:p>
      <text:p text:style-name="P3">we_are_eating_burgers_. </text:p>
      <text:p text:style-name="P3">i_love_math_. </text:p>
      <text:p text:style-name="P3">how_did_you_know_her_.</text:p>
      <text:p text:style-name="P3"/>
      <text:p text:style-name="P6">Sub-session 3: <text:span text:style-name="T4">(Testing): 15 minutes, </text:span>Speed:<text:span text:style-name="T4"> 0.3 seconds</text:span></text:p>
      <text:p text:style-name="P3">do_you_know_when_the_mail_comes_. </text:p>
      <text:list xml:id="list1141659826" text:style-name="L49">
        <text:list-item>
          <text:p text:style-name="P41">time-out error on “.”</text:p>
        </text:list-item>
      </text:list>
      <text:p text:style-name="P3">really_enjoyed_your_company_. </text:p>
      <text:list xml:id="list697082339" text:style-name="L50">
        <text:list-item>
          <text:p text:style-name="P42">enjoyed: lots of undo and delete</text:p>
        </text:list-item>
      </text:list>
      <text:p text:style-name="P3">talk_to_you_again_tomorrow_.</text:p>
      <text:list xml:id="list1413726510" text:style-name="L51">
        <text:list-item>
          <text:p text:style-name="P43">talk_(talkg_) </text:p>
        </text:list-item>
      </text:list>
      <text:p text:style-name="P3">which_button_do_i_press_.</text:p>
      <text:p text:style-name="P3"/>
      <text:p text:style-name="P6">Sub-session 4: <text:span text:style-name="T4">(Testing): 15 minutes, </text:span>Speed:<text:span text:style-name="T4"> 0.4 seconds </text:span></text:p>
      <text:p text:style-name="P3">i_really_love_you_guys_. </text:p>
      <text:p text:style-name="P3">will_you_come_with_me_. </text:p>
      <text:p text:style-name="P3">you_are_amazing_. </text:p>
      <text:p text:style-name="P3">nice_place_. </text:p>
      <text:p text:style-name="P3">just_saying_hi_.</text:p>
      <text:p text:style-name="P3"/>
      <text:p text:style-name="P6">Session 3 </text:p>
      <text:list xml:id="list1672725170" text:style-name="L52">
        <text:list-item>
          <text:p text:style-name="P44">Speed-saturation experiment. (The quick brown fox ...) </text:p>
        </text:list-item>
      </text:list>
      <text:p text:style-name="P6"/>
      <text:p text:style-name="P6">Sub-session 1 <text:span text:style-name="T4">(Testing): 20-25 minutes, did take short breaks in between.</text:span></text:p>
      <text:p text:style-name="P3">the_quick_brown_fox_jumps_over_the_lazy_dog_. (0.5s)</text:p>
      <text:p text:style-name="P3">the_quick_brown_fox_jumps_over_the_lazy_dog_. (0.4s)</text:p>
      <text:p text:style-name="P3">the_quick_brown_fox_jumps_over_the_lazy_dog_. (0.3s)</text:p>
      <text:p text:style-name="P3">the_quick_brown_fox_jumps_over_the_lazy_dog_. (0.2s)</text:p>
      <text:list xml:id="list1486774862" text:style-name="L53">
        <text:list-item>
          <text:p text:style-name="P45">the_(rhj_), quick_(rujek_), brown(bxown_)</text:p>
        </text:list-item>
        <text:list-item>
          <text:p text:style-name="P45">breaking point.</text:p>
        </text:list-item>
      </text:list>
      <text:p text:style-name="P3"><text:soft-page-break/><text:s/></text:p>
      <text:p text:style-name="P6">Session 4 <text:span text:style-name="T4">40 minutes, </text:span>Speed:<text:span text:style-name="T4"> <text:s/>Very slow: Noisy experiment, Friday 22 March</text:span></text:p>
      <text:list xml:id="list1291272128" text:style-name="L54">
        <text:list-item>
          <text:p text:style-name="P49">During this session we tested two noise settings, by synthetically adding Gaussian noise to the user's click times and by generating a small number of false positives: <text:s/>1) a very modest setting (no false positives / negatives), only Gaussian noise (mean=0.8s, sigma=0.05s), and two a more unreliable switch, which can easily be found in practice (fp_rate=0.3 per minute, fr=0.1, mean=1.5s, sigma=0.05).</text:p>
        </text:list-item>
        <text:list-item>
          <text:p text:style-name="P49">In all cases the scan delay was set (delay=mean + 3*sigma + 0.4s). The user wrote comfortably at 0.4s and the 3*sigma is to make sure the clicks at the boundaries are safe. </text:p>
          <text:p text:style-name="P66"/>
        </text:list-item>
      </text:list>
      <text:p text:style-name="Standard"><text:span text:style-name="T1">Sub-session 1:</text:span><text:span text:style-name="T5"> </text:span><text:span text:style-name="T4">(Testing): 15 minutes, <text:s/></text:span><text:span text:style-name="T1">Speed:</text:span><text:span text:style-name="T4"> 1.4 seconds, <text:s/>Friday 22 March.</text:span></text:p>
      <text:p text:style-name="Standard">can_you_get_me_a_blanket_please_. </text:p>
      <text:list xml:id="list1439217332" text:style-name="L55">
        <text:list-item>
          <text:p text:style-name="P67">Ignored “t” of blanket (user did click twice on it and it was ignored)</text:p>
        </text:list-item>
      </text:list>
      <text:p text:style-name="Standard"><text:span text:style-name="T4">good_luck_.</text:span><text:span text:style-name="T1"> </text:span></text:p>
      <text:p text:style-name="Standard"><text:span text:style-name="T1">Sub-session 2:</text:span><text:span text:style-name="T5"> </text:span><text:span text:style-name="T4">(Testing): 15 minutes, <text:s/></text:span><text:span text:style-name="T1">Speed:</text:span><text:span text:style-name="T4"> 2.1 seconds, <text:s/>Friday 22 March.</text:span></text:p>
      <text:p text:style-name="P3">Noisy experiment: fp_rate = 1/3, fr=0.1, gauss_mean=1.5s, sigma=0.05</text:p>
      <text:p text:style-name="P3"/>
      <text:p text:style-name="P3">you_know_this_is_not_the_first_</text:p>
      <text:list xml:id="list63511978" text:style-name="L56">
        <text:list-item>
          <text:p text:style-name="P46">know_(knowba_)</text:p>
        </text:list-item>
        <text:list-item>
          <text:p text:style-name="P46">User did notice false negatives, and that false positives were really frustrating.</text:p>
        </text:list-item>
        <text:list-item>
          <text:p text:style-name="P46">False positives are generated when starting a new scan. Going through log file, there were 6 false positives in total: 2 were generated while reading the voice prompts (and therefore ignored), 3 were generated while writing know_, and one was generated after the true click (i.e., user didn't get to it). <text:s/></text:p>
        </text:list-item>
        <text:list-item>
          <text:p text:style-name="P46">About 9 false rejections out of 70 which is about 13% (seems to be the right ball par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Handwriting Recognition and Software Keyboard Study – Participant Information</dc:title>
    <meta:initial-creator>Per Ola Kristensson</meta:initial-creator>
    <meta:creation-date>2008-08-25T07:41:00</meta:creation-date>
    <dc:date>2013-04-05T16:27:04</dc:date>
    <meta:print-date>2008-08-25T08:04:00</meta:print-date>
    <meta:editing-cycles>410</meta:editing-cycles>
    <meta:editing-duration>PT35H32M46S</meta:editing-duration>
    <meta:generator>OpenOffice.org/3.2$Unix OpenOffice.org_project/320m12$Build-9483</meta:generator>
    <meta:document-statistic meta:table-count="0" meta:image-count="0" meta:object-count="0" meta:page-count="9" meta:paragraph-count="261" meta:word-count="1984" meta:character-count="13627"/>
    <meta:user-defined meta:name="Info 1"/>
    <meta:user-defined meta:name="Info 2"/>
    <meta:user-defined meta:name="Info 3"/>
    <meta:user-defined meta:name="Info 4"/>
  </office:meta>
</office:document-meta>
</file>